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6ED659475CD083FE05.jpg" manifest:media-type="image/jpeg"/>
  <manifest:file-entry manifest:full-path="Pictures/100000000000003F0000003EC5C36EBD66B8AB91.png" manifest:media-type="image/png"/>
  <manifest:file-entry manifest:full-path="Pictures/100000000000011A0000001A458766DF4A539AC3.png" manifest:media-type="image/png"/>
  <manifest:file-entry manifest:full-path="Pictures/10000000000001390000009CB72D4D9F55C3F8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12cm" fo:min-width="0.562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12cm" fo:min-width="0.702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12cm" fo:min-width="1.26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14cm" fo:min-width="0.10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8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Dashed" svg:stroke-opacity="30%" draw:fill="none" draw:opacity="30%" draw:textarea-horizontal-align="justify" draw:textarea-vertical-align="middle" draw:auto-grow-height="false" fo:min-height="0.812cm" fo:min-width="0.562cm" draw:shadow="hidden"/>
    </style:style>
    <style:style style:name="gr16" style:family="graphic" style:parent-style-name="standard">
      <style:graphic-properties svg:stroke-color="#000000" svg:stroke-opacity="30%" draw:fill="solid" draw:fill-color="#000000" draw:opacity="30%" draw:textarea-horizontal-align="justify" draw:textarea-vertical-align="middle" draw:auto-grow-height="false" fo:min-height="0cm" fo:min-width="0cm" draw:shadow="hidden"/>
    </style:style>
    <style:style style:name="gr17" style:family="graphic" style:parent-style-name="standard">
      <style:graphic-properties draw:stroke="dash" draw:stroke-dash="Ultrafine_20_Dashed" svg:stroke-opacity="10%" draw:fill="none" draw:opacity="10%" draw:textarea-horizontal-align="justify" draw:textarea-vertical-align="middle" draw:auto-grow-height="false" fo:min-height="0.812cm" fo:min-width="0.702cm" draw:shadow="hidden"/>
    </style:style>
    <style:style style:name="gr18" style:family="graphic" style:parent-style-name="standard">
      <style:graphic-properties svg:stroke-color="#000000" svg:stroke-opacity="10%" draw:fill="solid" draw:fill-color="#000000" draw:opacity="10%" draw:textarea-horizontal-align="justify" draw:textarea-vertical-align="middle" draw:auto-grow-height="false" fo:min-height="0cm" fo:min-width="0cm" draw:shadow="hidden"/>
    </style:style>
    <style:style style:name="gr19" style:family="graphic" style:parent-style-name="objectwithoutfill">
      <style:graphic-properties draw:marker-end="Arrow" draw:marker-end-width="0.1cm" svg:stroke-opacity="10%" draw:fill="none" draw:opacity="10%" draw:textarea-vertical-align="middle" draw:shadow="hidden"/>
    </style:style>
    <style:style style:name="gr20" style:family="graphic" style:parent-style-name="standard">
      <style:graphic-properties draw:stroke="dash" draw:stroke-dash="Ultrafine_20_Dashed" svg:stroke-opacity="30%" draw:fill="none" draw:opacity="30%" draw:textarea-horizontal-align="justify" draw:textarea-vertical-align="middle" draw:auto-grow-height="false" fo:min-height="0.812cm" fo:min-width="0.702cm" draw:shadow="hidden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4.842cm" fo:min-width="7.6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opacity="30%"/>
      <style:paragraph-properties fo:text-align="center"/>
    </style:style>
    <style:style style:name="P9" style:family="paragraph">
      <loext:graphic-properties draw:fill="solid" draw:fill-color="#000000" draw:opacity="30%"/>
      <style:paragraph-properties fo:text-align="center"/>
    </style:style>
    <style:style style:name="P10" style:family="paragraph">
      <loext:graphic-properties draw:fill="none" draw:opacity="10%"/>
      <style:paragraph-properties fo:text-align="center"/>
    </style:style>
    <style:style style:name="P11" style:family="paragraph">
      <loext:graphic-properties draw:fill="solid" draw:fill-color="#000000" draw:opacity="10%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79cm" svg:height="4.126cm" svg:x="9.1cm" svg:y="1.874cm">
          <draw:image xlink:href="Pictures/10000000000001390000009CB72D4D9F55C3F82F.png" xlink:type="simple" xlink:show="embed" xlink:actuate="onLoad">
            <text:p/>
          </draw:image>
        </draw:frame>
        <draw:custom-shape draw:style-name="gr2" draw:text-style-name="P1" draw:layer="layout" svg:width="1.5cm" svg:height="1.5cm" svg:x="1.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619cm" svg:height="0.518cm" svg:x="1cm" svg:y="1cm">
          <draw:image xlink:href="Pictures/100000000000011A0000001A458766DF4A539AC3.png" xlink:type="simple" xlink:show="embed" xlink:actuate="onLoad">
            <text:p/>
          </draw:image>
        </draw:frame>
        <draw:frame draw:style-name="gr1" draw:text-style-name="P1" draw:layer="layout" svg:width="0.639cm" svg:height="0.629cm" svg:x="2.3cm" svg:y="2.7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1.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cm" svg:height="1.5cm" svg:x="2.86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16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96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1cm" svg:y1="4.149cm" svg:x2="3.961cm" svg:y2="4.149cm">
          <text:p/>
        </draw:line>
        <draw:custom-shape draw:style-name="gr2" draw:text-style-name="P1" draw:layer="layout" svg:width="1.7cm" svg:height="1.5cm" svg:x="2.86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4.162cm" svg:y="4.5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3.16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96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2cm" svg:y1="4.149cm" svg:x2="3.962cm" svg:y2="4.149cm">
          <text:p/>
        </draw:line>
        <draw:custom-shape draw:style-name="gr2" draw:text-style-name="P1" draw:layer="layout" svg:width="1.7cm" svg:height="1.5cm" svg:x="4.76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5.961cm" svg:y="4.5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5.06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5.86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5.961cm" svg:y="3.769cm" svg:viewBox="0 0 169 231" svg:d="M0 231c0-400 300-200 100 0">
          <text:p/>
        </draw:path>
        <draw:custom-shape draw:style-name="gr2" draw:text-style-name="P1" draw:layer="layout" svg:width="1.7cm" svg:height="1.5cm" svg:x="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2.2cm" svg:y="4.5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1.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2.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.4cm" svg:y="3.769cm" svg:viewBox="0 0 169 231" svg:d="M0 231c0-400 300-200 100 0">
          <text:p/>
        </draw:path>
        <draw:custom-shape draw:style-name="gr2" draw:text-style-name="P1" draw:layer="layout" svg:width="1.5cm" svg:height="1.5cm" svg:x="2.86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3.961cm" svg:y="2.7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3.36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3.462cm" svg:y="2.07cm" svg:viewBox="0 0 169 231" svg:d="M0 231c0-400 300-200 100 0">
          <text:p/>
        </draw:path>
        <draw:custom-shape draw:style-name="gr2" draw:text-style-name="P1" draw:layer="layout" svg:width="1.7cm" svg:height="1.5cm" svg:x="4.66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5.9cm" svg:y="2.7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4.96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5.76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cm" svg:height="1.5cm" svg:x="0.9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.2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2.0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6cm" svg:y1="5.849cm" svg:x2="2.06cm" svg:y2="5.849cm">
          <text:p/>
        </draw:line>
        <draw:custom-shape draw:style-name="gr2" draw:text-style-name="P1" draw:layer="layout" svg:width="1.7cm" svg:height="1.5cm" svg:x="0.96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2.161cm" svg:y="6.0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1.26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2.06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61cm" svg:y1="5.849cm" svg:x2="2.061cm" svg:y2="5.849cm">
          <text:p/>
        </draw:line>
        <draw:path draw:style-name="gr4" draw:text-style-name="P1" draw:layer="layout" svg:width="0.168cm" svg:height="0.23cm" svg:x="1.4cm" svg:y="5.5cm" svg:viewBox="0 0 169 231" svg:d="M0 231c0-400 300-200 100 0">
          <text:p/>
        </draw:path>
        <draw:custom-shape draw:style-name="gr2" draw:text-style-name="P1" draw:layer="layout" svg:width="1.7cm" svg:height="1.5cm" svg:x="2.8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1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9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cm" svg:y1="5.849cm" svg:x2="3.96cm" svg:y2="5.849cm">
          <text:p/>
        </draw:line>
        <draw:custom-shape draw:style-name="gr2" draw:text-style-name="P1" draw:layer="layout" svg:width="1.7cm" svg:height="1.5cm" svg:x="2.86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4.061cm" svg:y="6.071cm">
          <draw:image xlink:href="Pictures/100000000000003F0000003EC5C36EBD66B8AB91.png" xlink:type="simple" xlink:show="embed" xlink:actuate="onLoad">
            <text:p/>
          </draw:image>
        </draw:frame>
        <draw:custom-shape draw:style-name="gr3" draw:text-style-name="P2" draw:layer="layout" svg:width="0.3cm" svg:height="0.3cm" svg:x="3.16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.96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1cm" svg:y1="5.849cm" svg:x2="3.961cm" svg:y2="5.849cm">
          <text:p/>
        </draw:line>
        <draw:path draw:style-name="gr4" draw:text-style-name="P1" draw:layer="layout" svg:width="0.168cm" svg:height="0.23cm" svg:x="3.3cm" svg:y="5.5cm" svg:viewBox="0 0 169 231" svg:d="M0 231c0-400 300-200 100 0">
          <text:p/>
        </draw:path>
        <draw:path draw:style-name="gr4" draw:text-style-name="P1" draw:layer="layout" svg:width="0.168cm" svg:height="0.23cm" svg:x="4.001cm" svg:y="5.501cm" svg:viewBox="0 0 169 231" svg:d="M0 231c0-400 300-200 100 0">
          <text:p/>
        </draw:path>
        <draw:frame draw:style-name="gr5" draw:text-style-name="P3" draw:layer="layout" svg:width="1.035cm" svg:height="0.962cm" svg:x="5.1cm" svg:y="5.4cm">
          <draw:text-box>
            <text:p>...</text:p>
          </draw:text-box>
        </draw:frame>
        <draw:custom-shape draw:style-name="gr3" draw:text-style-name="P2" draw:layer="layout" svg:width="1.8cm" svg:height="1.8cm" svg:x="7.2cm" svg:y="3.2cm">
          <text:p/>
          <draw:enhanced-geometry svg:viewBox="0 0 21600 21600" draw:text-areas="0 ?f0 ?f5 ?f2" draw:type="right-arrow" draw:modifiers="12017.3237090505 5373.01499167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cm" svg:height="1.5cm" svg:x="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2.76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0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8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361cm" svg:y1="12.249cm" svg:x2="3.861cm" svg:y2="12.249cm">
          <text:p/>
        </draw:line>
        <draw:custom-shape draw:style-name="gr8" draw:text-style-name="P1" draw:layer="layout" svg:width="1.7cm" svg:height="1.5cm" svg:x="2.76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4.062cm" svg:y="12.6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3.06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86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362cm" svg:y1="12.249cm" svg:x2="3.862cm" svg:y2="12.249cm">
          <text:p/>
        </draw:line>
        <draw:custom-shape draw:style-name="gr8" draw:text-style-name="P1" draw:layer="layout" svg:width="1.7cm" svg:height="1.5cm" svg:x="4.66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4.9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5.7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5.861cm" svg:y="11.869cm" svg:viewBox="0 0 169 231" svg:d="M0 231c0-400 300-200 100 0">
          <text:p/>
        </draw:path>
        <draw:custom-shape draw:style-name="gr8" draw:text-style-name="P1" draw:layer="layout" svg:width="1.7cm" svg:height="1.5cm" svg:x="0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.3cm" svg:y="11.869cm" svg:viewBox="0 0 169 231" svg:d="M0 231c0-400 300-200 100 0">
          <text:p/>
        </draw:path>
        <draw:custom-shape draw:style-name="gr6" draw:text-style-name="P1" draw:layer="layout" svg:width="1.5cm" svg:height="1.5cm" svg:x="2.76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2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3.362cm" svg:y="10.17cm" svg:viewBox="0 0 169 231" svg:d="M0 231c0-400 300-200 100 0">
          <text:p/>
        </draw:path>
        <draw:custom-shape draw:style-name="gr8" draw:text-style-name="P1" draw:layer="layout" svg:width="1.7cm" svg:height="1.5cm" svg:x="4.56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4.8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5.6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0.8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9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46cm" svg:y1="13.949cm" svg:x2="1.96cm" svg:y2="13.949cm">
          <text:p/>
        </draw:line>
        <draw:custom-shape draw:style-name="gr8" draw:text-style-name="P1" draw:layer="layout" svg:width="1.7cm" svg:height="1.5cm" svg:x="0.86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1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.9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461cm" svg:y1="13.949cm" svg:x2="1.961cm" svg:y2="13.949cm">
          <text:p/>
        </draw:line>
        <draw:path draw:style-name="gr4" draw:text-style-name="P1" draw:layer="layout" svg:width="0.168cm" svg:height="0.23cm" svg:x="1.3cm" svg:y="13.6cm" svg:viewBox="0 0 169 231" svg:d="M0 231c0-400 300-200 100 0">
          <text:p/>
        </draw:path>
        <draw:custom-shape draw:style-name="gr8" draw:text-style-name="P1" draw:layer="layout" svg:width="1.7cm" svg:height="1.5cm" svg:x="2.7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0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8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36cm" svg:y1="13.949cm" svg:x2="3.86cm" svg:y2="13.949cm">
          <text:p/>
        </draw:line>
        <draw:custom-shape draw:style-name="gr8" draw:text-style-name="P1" draw:layer="layout" svg:width="1.7cm" svg:height="1.5cm" svg:x="2.76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0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8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361cm" svg:y1="13.949cm" svg:x2="3.861cm" svg:y2="13.949cm">
          <text:p/>
        </draw:line>
        <draw:path draw:style-name="gr4" draw:text-style-name="P1" draw:layer="layout" svg:width="0.168cm" svg:height="0.23cm" svg:x="3.2cm" svg:y="13.6cm" svg:viewBox="0 0 169 231" svg:d="M0 231c0-400 300-200 100 0">
          <text:p/>
        </draw:path>
        <draw:path draw:style-name="gr4" draw:text-style-name="P1" draw:layer="layout" svg:width="0.168cm" svg:height="0.23cm" svg:x="3.901cm" svg:y="13.601cm" svg:viewBox="0 0 169 231" svg:d="M0 231c0-400 300-200 100 0">
          <text:p/>
        </draw:path>
        <draw:frame draw:style-name="gr5" draw:text-style-name="P3" draw:layer="layout" svg:width="1.035cm" svg:height="0.962cm" svg:x="5cm" svg:y="13.5cm">
          <draw:text-box>
            <text:p>...</text:p>
          </draw:text-box>
        </draw:frame>
        <draw:custom-shape draw:style-name="gr6" draw:text-style-name="P1" draw:layer="layout" svg:width="1.5cm" svg:height="1.5cm" svg:x="9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0.5cm" svg:y="10.8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9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11.06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1.3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1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61cm" svg:y1="12.249cm" svg:x2="12.161cm" svg:y2="12.249cm">
          <text:p/>
        </draw:line>
        <draw:custom-shape draw:style-name="gr8" draw:text-style-name="P1" draw:layer="layout" svg:width="1.7cm" svg:height="1.5cm" svg:x="11.06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2.362cm" svg:y="12.6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1.36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16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62cm" svg:y1="12.249cm" svg:x2="12.162cm" svg:y2="12.249cm">
          <text:p/>
        </draw:line>
        <draw:custom-shape draw:style-name="gr8" draw:text-style-name="P1" draw:layer="layout" svg:width="1.7cm" svg:height="1.5cm" svg:x="12.96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4.161cm" svg:y="12.6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4.0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4.161cm" svg:y="11.869cm" svg:viewBox="0 0 169 231" svg:d="M0 231c0-400 300-200 100 0">
          <text:p/>
        </draw:path>
        <draw:custom-shape draw:style-name="gr8" draw:text-style-name="P1" draw:layer="layout" svg:width="1.7cm" svg:height="1.5cm" svg:x="9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0.4cm" svg:y="12.6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9.5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3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9.6cm" svg:y="11.869cm" svg:viewBox="0 0 169 231" svg:d="M0 231c0-400 300-200 100 0">
          <text:p/>
        </draw:path>
        <draw:custom-shape draw:style-name="gr6" draw:text-style-name="P1" draw:layer="layout" svg:width="1.5cm" svg:height="1.5cm" svg:x="11.06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2.161cm" svg:y="10.8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1.5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1.662cm" svg:y="10.17cm" svg:viewBox="0 0 169 231" svg:d="M0 231c0-400 300-200 100 0">
          <text:p/>
        </draw:path>
        <draw:custom-shape draw:style-name="gr8" draw:text-style-name="P1" draw:layer="layout" svg:width="1.7cm" svg:height="1.5cm" svg:x="12.86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4.1cm" svg:y="10.8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3.1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3.96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9.1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9.4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2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6cm" svg:y1="13.949cm" svg:x2="10.26cm" svg:y2="13.949cm">
          <text:p/>
        </draw:line>
        <draw:custom-shape draw:style-name="gr8" draw:text-style-name="P1" draw:layer="layout" svg:width="1.7cm" svg:height="1.5cm" svg:x="9.16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0.361cm" svg:y="14.1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9.4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2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61cm" svg:y1="13.949cm" svg:x2="10.261cm" svg:y2="13.949cm">
          <text:p/>
        </draw:line>
        <draw:path draw:style-name="gr4" draw:text-style-name="P1" draw:layer="layout" svg:width="0.168cm" svg:height="0.23cm" svg:x="9.6cm" svg:y="13.6cm" svg:viewBox="0 0 169 231" svg:d="M0 231c0-400 300-200 100 0">
          <text:p/>
        </draw:path>
        <draw:custom-shape draw:style-name="gr8" draw:text-style-name="P1" draw:layer="layout" svg:width="1.7cm" svg:height="1.5cm" svg:x="11.0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1.3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6cm" svg:y1="13.949cm" svg:x2="12.16cm" svg:y2="13.949cm">
          <text:p/>
        </draw:line>
        <draw:custom-shape draw:style-name="gr8" draw:text-style-name="P1" draw:layer="layout" svg:width="1.7cm" svg:height="1.5cm" svg:x="11.06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2.261cm" svg:y="14.1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1.3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16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61cm" svg:y1="13.949cm" svg:x2="12.161cm" svg:y2="13.949cm">
          <text:p/>
        </draw:line>
        <draw:path draw:style-name="gr4" draw:text-style-name="P1" draw:layer="layout" svg:width="0.168cm" svg:height="0.23cm" svg:x="11.5cm" svg:y="13.6cm" svg:viewBox="0 0 169 231" svg:d="M0 231c0-400 300-200 100 0">
          <text:p/>
        </draw:path>
        <draw:path draw:style-name="gr4" draw:text-style-name="P1" draw:layer="layout" svg:width="0.168cm" svg:height="0.23cm" svg:x="12.201cm" svg:y="13.601cm" svg:viewBox="0 0 169 231" svg:d="M0 231c0-400 300-200 100 0">
          <text:p/>
        </draw:path>
        <draw:frame draw:style-name="gr5" draw:text-style-name="P3" draw:layer="layout" svg:width="1.035cm" svg:height="0.962cm" svg:x="13.3cm" svg:y="13.5cm">
          <draw:text-box>
            <text:p>...</text:p>
          </draw:text-box>
        </draw:frame>
        <draw:custom-shape draw:style-name="gr7" draw:text-style-name="P2" draw:layer="layout" svg:width="0.3cm" svg:height="0.3cm" svg:x="8.761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9.561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61cm" svg:y1="18.134cm" svg:x2="9.561cm" svg:y2="18.134cm">
          <text:p/>
        </draw:line>
        <draw:custom-shape draw:style-name="gr7" draw:text-style-name="P2" draw:layer="layout" svg:width="0.3cm" svg:height="0.3cm" svg:x="8.762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9.562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62cm" svg:y1="18.134cm" svg:x2="9.562cm" svg:y2="18.134cm">
          <text:p/>
        </draw:line>
        <draw:path draw:style-name="gr4" draw:text-style-name="P1" draw:layer="layout" svg:width="0.168cm" svg:height="0.23cm" svg:x="8.901cm" svg:y="17.785cm" svg:viewBox="0 0 169 231" svg:d="M0 231c0-400 300-200 100 0">
          <text:p/>
        </draw:path>
        <draw:custom-shape draw:style-name="gr7" draw:text-style-name="P2" draw:layer="layout" svg:width="0.3cm" svg:height="0.3cm" svg:x="10.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cm" svg:y1="17.6cm" svg:x2="9.8cm" svg:y2="18cm">
          <text:p/>
        </draw:line>
        <draw:custom-shape draw:style-name="gr7" draw:text-style-name="P2" draw:layer="layout" svg:width="0.3cm" svg:height="0.3cm" svg:x="10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1.5cm" svg:x="8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cm" svg:height="0.7cm" svg:x="4.8cm" svg:y="17.4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0.6cm" svg:height="0.7cm" svg:x="6.8cm" svg:y="17.5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" draw:text-style-name="P1" draw:layer="layout" svg:x1="4.9cm" svg:y1="17.9cm" svg:x2="5.3cm" svg:y2="17.9cm">
          <text:p/>
        </draw:line>
        <draw:line draw:style-name="gr11" draw:text-style-name="P1" draw:layer="layout" svg:x1="4.9cm" svg:y1="17.7cm" svg:x2="5.3cm" svg:y2="17.7cm">
          <text:p/>
        </draw:line>
        <draw:line draw:style-name="gr11" draw:text-style-name="P1" draw:layer="layout" svg:x1="4.9cm" svg:y1="17.5cm" svg:x2="5.3cm" svg:y2="17.5cm">
          <text:p/>
        </draw:line>
        <draw:custom-shape draw:style-name="gr10" draw:text-style-name="P4" draw:layer="layout" svg:width="0.6cm" svg:height="0.7cm" svg:x="6.7cm" svg:y="17.4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0.6cm" svg:height="0.7cm" svg:x="6.6cm" svg:y="17.3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" draw:text-style-name="P1" draw:layer="layout" svg:x1="6.7cm" svg:y1="17.8cm" svg:x2="7.1cm" svg:y2="17.8cm">
          <text:p/>
        </draw:line>
        <draw:line draw:style-name="gr11" draw:text-style-name="P1" draw:layer="layout" svg:x1="6.7cm" svg:y1="17.6cm" svg:x2="7.1cm" svg:y2="17.6cm">
          <text:p/>
        </draw:line>
        <draw:line draw:style-name="gr11" draw:text-style-name="P1" draw:layer="layout" svg:x1="6.7cm" svg:y1="17.4cm" svg:x2="7.1cm" svg:y2="17.4cm">
          <text:p/>
        </draw:line>
        <draw:custom-shape draw:style-name="gr12" draw:text-style-name="P5" draw:layer="layout" svg:width="0.9cm" svg:height="0.3cm" svg:x="5.6cm" svg:y="1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9cm" svg:height="0.3cm" svg:x="7.5cm" svg:y="1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6cm" svg:height="0.7cm" svg:x="10.9cm" svg:y="17.1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0.6cm" svg:height="0.7cm" svg:x="10.8cm" svg:y="17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0.6cm" svg:height="0.7cm" svg:x="10.7cm" svg:y="16.9cm">
          <text:p/>
          <draw:enhanced-geometry svg:viewBox="0 0 21600 21600" draw:glue-points="10800 0 0 10800 10800 21600 21600 10800" draw:text-areas="0 0 21600 ?f11" draw:type="paper" draw:modifiers="17107.48752079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" draw:text-style-name="P1" draw:layer="layout" svg:x1="10.8cm" svg:y1="17.4cm" svg:x2="11.2cm" svg:y2="17.4cm">
          <text:p/>
        </draw:line>
        <draw:line draw:style-name="gr11" draw:text-style-name="P1" draw:layer="layout" svg:x1="10.8cm" svg:y1="17.2cm" svg:x2="11.2cm" svg:y2="17.2cm">
          <text:p/>
        </draw:line>
        <draw:line draw:style-name="gr11" draw:text-style-name="P1" draw:layer="layout" svg:x1="10.8cm" svg:y1="17cm" svg:x2="11.2cm" svg:y2="17cm">
          <text:p/>
        </draw:line>
        <draw:frame draw:style-name="gr1" draw:text-style-name="P1" draw:layer="layout" svg:width="0.639cm" svg:height="0.629cm" svg:x="11.561cm" svg:y="16.971cm">
          <draw:image xlink:href="Pictures/100000000000003F0000003EC5C36EBD66B8AB91.png" xlink:type="simple" xlink:show="embed" xlink:actuate="onLoad">
            <text:p/>
          </draw:image>
        </draw:frame>
        <draw:custom-shape draw:style-name="gr13" draw:text-style-name="P7" draw:layer="layout" svg:width="0.4cm" svg:height="0.4cm" svg:x="5.8cm" svg:y="17cm">
          <text:p text:style-name="P6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4cm" svg:height="0.4cm" svg:x="7.6cm" svg:y="17cm">
          <text:p text:style-name="P6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4cm" svg:height="0.4cm" svg:x="11.7cm" svg:y="16.5cm">
          <text:p text:style-name="P6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0.561cm" svg:height="0.6cm" svg:x="8.039cm" svg:y="16.9cm">
          <draw:image xlink:href="Pictures/10000000000005140000056ED659475CD083FE05.jpg" xlink:type="simple" xlink:show="embed" xlink:actuate="onLoad">
            <text:p/>
          </draw:image>
        </draw:frame>
        <draw:custom-shape draw:style-name="gr15" draw:text-style-name="P8" draw:layer="layout" svg:width="1.5cm" svg:height="1.5cm" svg:x="11.84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12.34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7cm" svg:height="1.5cm" svg:x="13.601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13.90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14.70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201cm" svg:y1="23.149cm" svg:x2="14.701cm" svg:y2="23.149cm">
          <text:p/>
        </draw:line>
        <draw:custom-shape draw:style-name="gr17" draw:text-style-name="P10" draw:layer="layout" svg:width="1.7cm" svg:height="1.5cm" svg:x="13.602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13.902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14.702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4.202cm" svg:y1="23.149cm" svg:x2="14.702cm" svg:y2="23.149cm">
          <text:p/>
        </draw:line>
        <draw:custom-shape draw:style-name="gr8" draw:text-style-name="P1" draw:layer="layout" svg:width="1.7cm" svg:height="1.5cm" svg:x="15.501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5.80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6.60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6.701cm" svg:y="22.769cm" svg:viewBox="0 0 169 231" svg:d="M0 231c0-400 300-200 100 0">
          <text:p/>
        </draw:path>
        <draw:custom-shape draw:style-name="gr8" draw:text-style-name="P1" draw:layer="layout" svg:width="1.7cm" svg:height="1.5cm" svg:x="11.74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04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84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2.14cm" svg:y="22.769cm" svg:viewBox="0 0 169 231" svg:d="M0 231c0-400 300-200 100 0">
          <text:p/>
        </draw:path>
        <draw:custom-shape draw:style-name="gr6" draw:text-style-name="P1" draw:layer="layout" svg:width="1.5cm" svg:height="1.5cm" svg:x="13.6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639cm" svg:height="0.629cm" svg:x="14.701cm" svg:y="21.771cm">
          <draw:image xlink:href="Pictures/100000000000003F0000003EC5C36EBD66B8AB91.png" xlink:type="simple" xlink:show="embed" xlink:actuate="onLoad">
            <text:p/>
          </draw:image>
        </draw:frame>
        <draw:custom-shape draw:style-name="gr7" draw:text-style-name="P2" draw:layer="layout" svg:width="0.3cm" svg:height="0.3cm" svg:x="14.10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14.202cm" svg:y="21.07cm" svg:viewBox="0 0 169 231" svg:d="M0 231c0-400 300-200 100 0">
          <text:p/>
        </draw:path>
        <draw:custom-shape draw:style-name="gr20" draw:text-style-name="P8" draw:layer="layout" svg:width="1.7cm" svg:height="1.5cm" svg:x="15.4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15.70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16.50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11.7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8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24.849cm" svg:x2="12.8cm" svg:y2="24.849cm">
          <text:p/>
        </draw:line>
        <draw:custom-shape draw:style-name="gr8" draw:text-style-name="P1" draw:layer="layout" svg:width="1.7cm" svg:height="1.5cm" svg:x="11.701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001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2.801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01cm" svg:y1="24.849cm" svg:x2="12.801cm" svg:y2="24.849cm">
          <text:p/>
        </draw:line>
        <draw:path draw:style-name="gr4" draw:text-style-name="P1" draw:layer="layout" svg:width="0.168cm" svg:height="0.23cm" svg:x="12.14cm" svg:y="24.5cm" svg:viewBox="0 0 169 231" svg:d="M0 231c0-400 300-200 100 0">
          <text:p/>
        </draw:path>
        <draw:custom-shape draw:style-name="gr8" draw:text-style-name="P1" draw:layer="layout" svg:width="1.7cm" svg:height="1.5cm" svg:x="13.6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3.9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4.7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2cm" svg:y1="24.849cm" svg:x2="14.7cm" svg:y2="24.849cm">
          <text:p/>
        </draw:line>
        <draw:custom-shape draw:style-name="gr8" draw:text-style-name="P1" draw:layer="layout" svg:width="1.7cm" svg:height="1.5cm" svg:x="13.601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3.901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4.701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201cm" svg:y1="24.849cm" svg:x2="14.701cm" svg:y2="24.849cm">
          <text:p/>
        </draw:line>
        <draw:path draw:style-name="gr4" draw:text-style-name="P1" draw:layer="layout" svg:width="0.168cm" svg:height="0.23cm" svg:x="14.04cm" svg:y="24.5cm" svg:viewBox="0 0 169 231" svg:d="M0 231c0-400 300-200 100 0">
          <text:p/>
        </draw:path>
        <draw:path draw:style-name="gr4" draw:text-style-name="P1" draw:layer="layout" svg:width="0.168cm" svg:height="0.23cm" svg:x="14.741cm" svg:y="24.501cm" svg:viewBox="0 0 169 231" svg:d="M0 231c0-400 300-200 100 0">
          <text:p/>
        </draw:path>
        <draw:frame draw:style-name="gr5" draw:text-style-name="P3" draw:layer="layout" svg:width="1.035cm" svg:height="0.962cm" svg:x="15.84cm" svg:y="24.4cm">
          <draw:text-box>
            <text:p>...</text:p>
          </draw:text-box>
        </draw:frame>
        <draw:frame draw:style-name="gr1" draw:text-style-name="P1" draw:layer="layout" svg:width="0.639cm" svg:height="0.629cm" svg:x="13.041cm" svg:y="23.472cm">
          <draw:image xlink:href="Pictures/100000000000003F0000003EC5C36EBD66B8AB91.png" xlink:type="simple" xlink:show="embed" xlink:actuate="onLoad">
            <text:p/>
          </draw:image>
        </draw:frame>
        <draw:frame draw:style-name="gr1" draw:text-style-name="P1" draw:layer="layout" svg:width="0.639cm" svg:height="0.629cm" svg:x="16.641cm" svg:y="23.472cm">
          <draw:image xlink:href="Pictures/100000000000003F0000003EC5C36EBD66B8AB91.png" xlink:type="simple" xlink:show="embed" xlink:actuate="onLoad">
            <text:p/>
          </draw:image>
        </draw:frame>
        <draw:frame draw:style-name="gr1" draw:text-style-name="P1" draw:layer="layout" svg:width="0.639cm" svg:height="0.629cm" svg:x="13.041cm" svg:y="25.172cm">
          <draw:image xlink:href="Pictures/100000000000003F0000003EC5C36EBD66B8AB91.png" xlink:type="simple" xlink:show="embed" xlink:actuate="onLoad">
            <text:p/>
          </draw:image>
        </draw:frame>
        <draw:frame draw:style-name="gr1" draw:text-style-name="P1" draw:layer="layout" svg:width="0.639cm" svg:height="0.629cm" svg:x="14.702cm" svg:y="25.172cm">
          <draw:image xlink:href="Pictures/100000000000003F0000003EC5C36EBD66B8AB91.png" xlink:type="simple" xlink:show="embed" xlink:actuate="onLoad">
            <text:p/>
          </draw:image>
        </draw:frame>
        <draw:custom-shape draw:style-name="gr15" draw:text-style-name="P8" draw:layer="layout" svg:width="1.5cm" svg:height="1.5cm" svg:x="2.14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2.6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7cm" svg:height="1.5cm" svg:x="3.901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4.201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5.001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4.501cm" svg:y1="22.949cm" svg:x2="5.001cm" svg:y2="22.949cm">
          <text:p/>
        </draw:line>
        <draw:custom-shape draw:style-name="gr17" draw:text-style-name="P10" draw:layer="layout" svg:width="1.7cm" svg:height="1.5cm" svg:x="3.902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4.202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3cm" svg:height="0.3cm" svg:x="5.002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4.502cm" svg:y1="22.949cm" svg:x2="5.002cm" svg:y2="22.949cm">
          <text:p/>
        </draw:line>
        <draw:custom-shape draw:style-name="gr8" draw:text-style-name="P1" draw:layer="layout" svg:width="1.7cm" svg:height="1.5cm" svg:x="5.801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6.101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6.901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7.001cm" svg:y="22.569cm" svg:viewBox="0 0 169 231" svg:d="M0 231c0-400 300-200 100 0">
          <text:p/>
        </draw:path>
        <draw:custom-shape draw:style-name="gr8" draw:text-style-name="P1" draw:layer="layout" svg:width="1.7cm" svg:height="1.5cm" svg:x="2.04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2.34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14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2.44cm" svg:y="22.569cm" svg:viewBox="0 0 169 231" svg:d="M0 231c0-400 300-200 100 0">
          <text:p/>
        </draw:path>
        <draw:custom-shape draw:style-name="gr6" draw:text-style-name="P1" draw:layer="layout" svg:width="1.5cm" svg:height="1.5cm" svg:x="3.9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4.401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168cm" svg:height="0.23cm" svg:x="4.502cm" svg:y="20.87cm" svg:viewBox="0 0 169 231" svg:d="M0 231c0-400 300-200 100 0">
          <text:p/>
        </draw:path>
        <draw:custom-shape draw:style-name="gr20" draw:text-style-name="P8" draw:layer="layout" svg:width="1.7cm" svg:height="1.5cm" svg:x="5.7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6.001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cm" svg:height="0.3cm" svg:x="6.801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5cm" svg:x="2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2.3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1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6cm" svg:y1="24.649cm" svg:x2="3.1cm" svg:y2="24.649cm">
          <text:p/>
        </draw:line>
        <draw:custom-shape draw:style-name="gr8" draw:text-style-name="P1" draw:layer="layout" svg:width="1.7cm" svg:height="1.5cm" svg:x="2.001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2.301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3.101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601cm" svg:y1="24.649cm" svg:x2="3.101cm" svg:y2="24.649cm">
          <text:p/>
        </draw:line>
        <draw:path draw:style-name="gr4" draw:text-style-name="P1" draw:layer="layout" svg:width="0.168cm" svg:height="0.23cm" svg:x="2.44cm" svg:y="24.3cm" svg:viewBox="0 0 169 231" svg:d="M0 231c0-400 300-200 100 0">
          <text:p/>
        </draw:path>
        <draw:custom-shape draw:style-name="gr8" draw:text-style-name="P1" draw:layer="layout" svg:width="1.7cm" svg:height="1.5cm" svg:x="3.9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4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5cm" svg:y1="24.649cm" svg:x2="5cm" svg:y2="24.649cm">
          <text:p/>
        </draw:line>
        <draw:custom-shape draw:style-name="gr8" draw:text-style-name="P1" draw:layer="layout" svg:width="1.7cm" svg:height="1.5cm" svg:x="3.901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4.201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5.001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501cm" svg:y1="24.649cm" svg:x2="5.001cm" svg:y2="24.649cm">
          <text:p/>
        </draw:line>
        <draw:path draw:style-name="gr4" draw:text-style-name="P1" draw:layer="layout" svg:width="0.168cm" svg:height="0.23cm" svg:x="4.34cm" svg:y="24.3cm" svg:viewBox="0 0 169 231" svg:d="M0 231c0-400 300-200 100 0">
          <text:p/>
        </draw:path>
        <draw:path draw:style-name="gr4" draw:text-style-name="P1" draw:layer="layout" svg:width="0.168cm" svg:height="0.23cm" svg:x="5.041cm" svg:y="24.301cm" svg:viewBox="0 0 169 231" svg:d="M0 231c0-400 300-200 100 0">
          <text:p/>
        </draw:path>
        <draw:frame draw:style-name="gr5" draw:text-style-name="P3" draw:layer="layout" svg:width="1.035cm" svg:height="0.962cm" svg:x="6.14cm" svg:y="24.2cm">
          <draw:text-box>
            <text:p>...</text:p>
          </draw:text-box>
        </draw:frame>
        <draw:frame draw:style-name="gr1" draw:text-style-name="P1" draw:layer="layout" svg:width="0.639cm" svg:height="0.629cm" svg:x="6.941cm" svg:y="23.272cm">
          <draw:image xlink:href="Pictures/100000000000003F0000003EC5C36EBD66B8AB91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1" draw:text-style-name="P1" draw:layer="layout" svg:width="11.5cm" svg:height="7.2cm" svg:x="1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0.853cm" svg:height="0.962cm" svg:x="4.8cm" svg:y="3.1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4-19T21:31:58.102254401</meta:creation-date>
    <dc:date>2016-11-29T15:19:00.161288766</dc:date>
    <meta:editing-duration>PT5H30M8S</meta:editing-duration>
    <meta:editing-cycles>10</meta:editing-cycles>
    <meta:generator>LibreOffice/5.1.5.2$Linux_X86_64 LibreOffice_project/10$Build-2</meta:generator>
    <meta:document-statistic meta:object-count="282"/>
  </office:meta>
</office:document-meta>
</file>